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</office:font-face-decls>
  <office:automatic-styles>
    <style:style style:name="P1" style:family="paragraph" style:parent-style-name="Standard">
      <style:text-properties officeooo:paragraph-rsid="00199ab4"/>
    </style:style>
    <style:style style:name="P2" style:family="paragraph" style:parent-style-name="Standard">
      <style:paragraph-properties fo:text-align="justify" style:justify-single-word="false"/>
      <style:text-properties officeooo:paragraph-rsid="00199ab4"/>
    </style:style>
    <style:style style:name="P3" style:family="paragraph" style:parent-style-name="Standard">
      <style:paragraph-properties fo:text-align="justify" style:justify-single-word="false"/>
      <style:text-properties officeooo:paragraph-rsid="0019fccc"/>
    </style:style>
    <style:style style:name="P4" style:family="paragraph" style:parent-style-name="Standard">
      <style:paragraph-properties fo:text-align="justify" style:justify-single-word="false"/>
      <style:text-properties officeooo:paragraph-rsid="001ac39d"/>
    </style:style>
    <style:style style:name="P5" style:family="paragraph" style:parent-style-name="Standard">
      <style:paragraph-properties fo:text-align="justify" style:justify-single-word="false"/>
      <style:text-properties officeooo:paragraph-rsid="001b5f60"/>
    </style:style>
    <style:style style:name="P6" style:family="paragraph" style:parent-style-name="Standard">
      <style:paragraph-properties fo:text-align="justify" style:justify-single-word="false"/>
      <style:text-properties officeooo:paragraph-rsid="001d4a7d"/>
    </style:style>
    <style:style style:name="P7" style:family="paragraph" style:parent-style-name="Standard">
      <style:paragraph-properties fo:text-align="justify" style:justify-single-word="false"/>
      <style:text-properties officeooo:paragraph-rsid="001da8b3"/>
    </style:style>
    <style:style style:name="P8" style:family="paragraph" style:parent-style-name="Standard">
      <style:paragraph-properties fo:text-align="justify" style:justify-single-word="false"/>
      <style:text-properties officeooo:paragraph-rsid="001f22c7"/>
    </style:style>
    <style:style style:name="P9" style:family="paragraph" style:parent-style-name="Standard">
      <style:paragraph-properties fo:text-align="justify" style:justify-single-word="false"/>
      <style:text-properties officeooo:paragraph-rsid="00202614"/>
    </style:style>
    <style:style style:name="P10" style:family="paragraph" style:parent-style-name="Standard">
      <style:paragraph-properties fo:text-align="justify" style:justify-single-word="false"/>
      <style:text-properties officeooo:paragraph-rsid="00205860"/>
    </style:style>
    <style:style style:name="P11" style:family="paragraph" style:parent-style-name="Standard">
      <style:paragraph-properties fo:text-align="justify" style:justify-single-word="false"/>
      <style:text-properties officeooo:paragraph-rsid="0020edc0"/>
    </style:style>
    <style:style style:name="P12" style:family="paragraph" style:parent-style-name="Standard">
      <style:paragraph-properties fo:text-align="justify" style:justify-single-word="false"/>
      <style:text-properties officeooo:paragraph-rsid="0020f672"/>
    </style:style>
    <style:style style:name="P13" style:family="paragraph" style:parent-style-name="Standard">
      <style:paragraph-properties fo:text-align="justify" style:justify-single-word="false"/>
      <style:text-properties officeooo:paragraph-rsid="0022d95e"/>
    </style:style>
    <style:style style:name="P14" style:family="paragraph" style:parent-style-name="Standard">
      <style:paragraph-properties fo:text-align="justify" style:justify-single-word="false"/>
      <style:text-properties officeooo:paragraph-rsid="00293a6c"/>
    </style:style>
    <style:style style:name="P15" style:family="paragraph" style:parent-style-name="Standard">
      <style:paragraph-properties fo:text-align="justify" style:justify-single-word="false"/>
      <style:text-properties officeooo:paragraph-rsid="002bc0d4"/>
    </style:style>
    <style:style style:name="P16" style:family="paragraph" style:parent-style-name="Standard">
      <style:paragraph-properties fo:text-align="justify" style:justify-single-word="false"/>
      <style:text-properties officeooo:paragraph-rsid="002bddae"/>
    </style:style>
    <style:style style:name="P17" style:family="paragraph" style:parent-style-name="Standard">
      <style:paragraph-properties fo:text-align="justify" style:justify-single-word="false"/>
      <style:text-properties officeooo:paragraph-rsid="002cd4de"/>
    </style:style>
    <style:style style:name="P18" style:family="paragraph" style:parent-style-name="Standard">
      <style:paragraph-properties fo:text-align="justify" style:justify-single-word="false"/>
      <style:text-properties officeooo:paragraph-rsid="002d5378"/>
    </style:style>
    <style:style style:name="P19" style:family="paragraph" style:parent-style-name="Standard">
      <style:paragraph-properties fo:text-align="justify" style:justify-single-word="false"/>
      <style:text-properties officeooo:paragraph-rsid="002e47e1"/>
    </style:style>
    <style:style style:name="P20" style:family="paragraph" style:parent-style-name="Standard">
      <style:paragraph-properties fo:text-align="justify" style:justify-single-word="false"/>
      <style:text-properties officeooo:paragraph-rsid="002e7e59"/>
    </style:style>
    <style:style style:name="P21" style:family="paragraph" style:parent-style-name="Standard">
      <style:paragraph-properties fo:text-align="justify" style:justify-single-word="false"/>
      <style:text-properties officeooo:paragraph-rsid="002f7666"/>
    </style:style>
    <style:style style:name="P22" style:family="paragraph" style:parent-style-name="Standard">
      <style:paragraph-properties fo:text-align="justify" style:justify-single-word="false"/>
      <style:text-properties officeooo:paragraph-rsid="0031837a"/>
    </style:style>
    <style:style style:name="P23" style:family="paragraph" style:parent-style-name="Standard">
      <style:paragraph-properties fo:text-align="justify" style:justify-single-word="false"/>
      <style:text-properties officeooo:paragraph-rsid="00332ad4"/>
    </style:style>
    <style:style style:name="P24" style:family="paragraph" style:parent-style-name="Standard">
      <style:paragraph-properties fo:text-align="justify" style:justify-single-word="false"/>
      <style:text-properties officeooo:paragraph-rsid="0033ed7d"/>
    </style:style>
    <style:style style:name="P25" style:family="paragraph" style:parent-style-name="Standard">
      <style:paragraph-properties fo:text-align="justify" style:justify-single-word="false"/>
      <style:text-properties officeooo:paragraph-rsid="003722bb"/>
    </style:style>
    <style:style style:name="P26" style:family="paragraph" style:parent-style-name="Standard">
      <style:paragraph-properties fo:text-align="justify" style:justify-single-word="false"/>
      <style:text-properties officeooo:paragraph-rsid="00384d0a"/>
    </style:style>
    <style:style style:name="P27" style:family="paragraph" style:parent-style-name="Standard">
      <style:paragraph-properties fo:text-align="justify" style:justify-single-word="false"/>
      <style:text-properties officeooo:paragraph-rsid="0038e468"/>
    </style:style>
    <style:style style:name="P28" style:family="paragraph" style:parent-style-name="Text_20_body">
      <style:text-properties officeooo:paragraph-rsid="003722bb"/>
    </style:style>
    <style:style style:name="T1" style:family="text">
      <style:text-properties officeooo:rsid="00199ab4"/>
    </style:style>
    <style:style style:name="T2" style:family="text">
      <style:text-properties officeooo:rsid="0019fccc"/>
    </style:style>
    <style:style style:name="T3" style:family="text">
      <style:text-properties officeooo:rsid="001ac39d"/>
    </style:style>
    <style:style style:name="T4" style:family="text">
      <style:text-properties officeooo:rsid="001b5f60"/>
    </style:style>
    <style:style style:name="T5" style:family="text">
      <style:text-properties officeooo:rsid="001d4a7d"/>
    </style:style>
    <style:style style:name="T6" style:family="text">
      <style:text-properties officeooo:rsid="001da8b3"/>
    </style:style>
    <style:style style:name="T7" style:family="text">
      <style:text-properties officeooo:rsid="001e2d9e"/>
    </style:style>
    <style:style style:name="T8" style:family="text">
      <style:text-properties officeooo:rsid="001f22c7"/>
    </style:style>
    <style:style style:name="T9" style:family="text">
      <style:text-properties officeooo:rsid="00202614"/>
    </style:style>
    <style:style style:name="T10" style:family="text">
      <style:text-properties officeooo:rsid="00205860"/>
    </style:style>
    <style:style style:name="T11" style:family="text">
      <style:text-properties officeooo:rsid="0020edc0"/>
    </style:style>
    <style:style style:name="T12" style:family="text">
      <style:text-properties officeooo:rsid="0020f672"/>
    </style:style>
    <style:style style:name="T13" style:family="text">
      <style:text-properties officeooo:rsid="00223437"/>
    </style:style>
    <style:style style:name="T14" style:family="text">
      <style:text-properties officeooo:rsid="0022d95e"/>
    </style:style>
    <style:style style:name="T15" style:family="text">
      <style:text-properties officeooo:rsid="00274960"/>
    </style:style>
    <style:style style:name="T16" style:family="text">
      <style:text-properties officeooo:rsid="00293a6c"/>
    </style:style>
    <style:style style:name="T17" style:family="text">
      <style:text-properties officeooo:rsid="002a2802"/>
    </style:style>
    <style:style style:name="T18" style:family="text">
      <style:text-properties officeooo:rsid="002bc0d4"/>
    </style:style>
    <style:style style:name="T19" style:family="text">
      <style:text-properties officeooo:rsid="002bddae"/>
    </style:style>
    <style:style style:name="T20" style:family="text">
      <style:text-properties officeooo:rsid="002cd4de"/>
    </style:style>
    <style:style style:name="T21" style:family="text">
      <style:text-properties officeooo:rsid="002d5378"/>
    </style:style>
    <style:style style:name="T22" style:family="text">
      <style:text-properties officeooo:rsid="002e47e1"/>
    </style:style>
    <style:style style:name="T23" style:family="text">
      <style:text-properties officeooo:rsid="002e7e59"/>
    </style:style>
    <style:style style:name="T24" style:family="text">
      <style:text-properties officeooo:rsid="002f7666"/>
    </style:style>
    <style:style style:name="T25" style:family="text">
      <style:text-properties officeooo:rsid="0030c45c"/>
    </style:style>
    <style:style style:name="T26" style:family="text">
      <style:text-properties officeooo:rsid="0031837a"/>
    </style:style>
    <style:style style:name="T27" style:family="text">
      <style:text-properties officeooo:rsid="00332ad4"/>
    </style:style>
    <style:style style:name="T28" style:family="text">
      <style:text-properties officeooo:rsid="0033ed7d"/>
    </style:style>
    <style:style style:name="T29" style:family="text">
      <style:text-properties officeooo:rsid="00343702"/>
    </style:style>
    <style:style style:name="T30" style:family="text">
      <style:text-properties officeooo:rsid="00358b69"/>
    </style:style>
    <style:style style:name="T31" style:family="text">
      <style:text-properties officeooo:rsid="003722bb"/>
    </style:style>
    <style:style style:name="T32" style:family="text">
      <style:text-properties officeooo:rsid="00384aec"/>
    </style:style>
    <style:style style:name="T33" style:family="text">
      <style:text-properties officeooo:rsid="00384d0a"/>
    </style:style>
    <style:style style:name="T34" style:family="text">
      <style:text-properties officeooo:rsid="00389092"/>
    </style:style>
    <style:style style:name="T35" style:family="text">
      <style:text-properties officeooo:rsid="0038e4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25">Database-free Application</text:span></text:h>
      <text:h text:style-name="Heading_20_2" text:outline-level="2"><text:span text:style-name="T1">Slide 1</text:span></text:h>
      <text:p text:style-name="P1"><text:span text:style-name="T1"/></text:p>
      <text:p text:style-name="P1"><text:span text:style-name="T1">Hi guys, my name is Ido, and I'm going to talk about Database-free application.</text:span></text:p>
      <text:p text:style-name="P2"><text:span text:style-name="T1">This lecture is informative, and contain ideas, and a first of all a short story, but, please try to enjoy my humor that I added to the lecture.</text:span></text:p>
      <text:p text:style-name="P2"><text:span text:style-name="T1">Oh, btw, pun, for people that does not know, means that I joke with a word that have more then one meaning …</text:span></text:p>
      <text:p text:style-name="P2"><text:span text:style-name="T1"/></text:p>
      <text:p text:style-name="P2"><text:span text:style-name="T1">BTW, the car at the blueprint is hiding meanings here, can you spot them ?</text:span></text:p>
      <text:p text:style-name="P2"><text:span text:style-name="T1"/></text:p>
      <text:p text:style-name="P20"><text:span text:style-name="T23">P.S. All of the images that can be clicked, takes for their original creator.</text:span></text:p>
      <text:h text:style-name="Heading_20_2" text:outline-level="2"><text:span text:style-name="T1">Slide 2</text:span></text:h>
      <text:p text:style-name="P3"><text:span text:style-name="T2">As I mentioned earlier, my name is Ido, I'm an IT developer, and for some strange reason, someone decided to call it devops.</text:span></text:p>
      <text:p text:style-name="P3"><text:span text:style-name="T2">I run a small business named LINESIP .</text:span></text:p>
      <text:p text:style-name="P3"><text:span text:style-name="T2"/></text:p>
      <text:p text:style-name="P3"><text:span text:style-name="T2">Why am I telling you about it ?</text:span></text:p>
      <text:p text:style-name="P3"><text:span text:style-name="T2">Well, </text:span><text:span text:style-name="T3">I started my business at September 2007, after a company I worked for died, and one of the company's client that I created and supported infrastructure software for, still needed it.</text:span></text:p>
      <text:p text:style-name="P4"><text:span text:style-name="T3">I still support the client (that was sold to a different company, that was sold again to a bigger company).</text:span></text:p>
      <text:p text:style-name="P4"><text:span text:style-name="T3"/></text:p>
      <text:p text:style-name="P5"><text:span text:style-name="T4">The original code I wrote used MySQL and Java. I used to get a call almost daily, even on crazy hours, about my code stopped working, and 100% of it was due to MySQL.</text:span></text:p>
      <text:p text:style-name="P5"><text:span text:style-name="T4">MySQL documented it as a feature, but as a person who works with many types of databases, well, it's a by design bug.</text:span></text:p>
      <text:p text:style-name="P5"><text:span text:style-name="T4"/></text:p>
      <text:p text:style-name="P5"><text:span text:style-name="T4">-----------------------------</text:span></text:p>
      <text:p text:style-name="P5"><text:span text:style-name="T4">I wrote many blog posts about it in the past, but to make story short, the bug-feature thingy was, that auto increment with MySQL, unlike all other databases, is not sequence based, but memory based.</text:span></text:p>
      <text:p text:style-name="P5"><text:span text:style-name="T4">So the last ID, is always saved in memory, and first loading of the database, read it from the last existed record of the table.</text:span></text:p>
      <text:p text:style-name="P5"><text:span text:style-name="T4">But if you delete, all records (let's say from a queue), but store old ID value in a history table, it start clashing with existed ID.</text:span></text:p>
      <text:p text:style-name="P5"><text:span text:style-name="T4">----------------------------</text:span></text:p>
      <text:p text:style-name="P5"><text:span text:style-name="T4"/></text:p>
      <text:p text:style-name="P5"><text:span text:style-name="T4">So following this, the client requested from me, to redesign my infrastructure to be database-free.</text:span></text:p>
      <text:p text:style-name="P5"><text:span text:style-name="T4">In other words, he wanted my application to become dumb.</text:span></text:p>
      <text:p text:style-name="P5"><text:span text:style-name="T4"/></text:p>
      <text:h text:style-name="Heading_20_2" text:outline-level="2"><text:span text:style-name="T4">Slide 3</text:span></text:h>
      <text:p text:style-name="P6"><text:span text:style-name="T5">Meet James Randi, he not a dumb person, only show others how things can be dumb.</text:span></text:p>
      <text:p text:style-name="P6"><text:span text:style-name="T5"/></text:p>
      <text:p text:style-name="P7"><text:span text:style-name="T6">So what does it mean a dumb system ?</text:span></text:p>
      <text:p text:style-name="P7"><text:span text:style-name="T6">Well, instead of having a queue of stuff to do, imagine that you are requested to </text:span><text:span text:style-name="T7">design an </text:span><text:soft-page-break/><text:span text:style-name="T7">application that gets instructions, and it start to do it, and inform the requester (or someone who needed to know) what happening every single way, and just </text:span><text:span text:style-name="T8">report back.</text:span></text:p>
      <text:p text:style-name="P8"><text:span text:style-name="T8">Sometimes even request what else to do at that location of task to be implemented.</text:span></text:p>
      <text:p text:style-name="P8"><text:span text:style-name="T8"/></text:p>
      <text:h text:style-name="Heading_20_2" text:outline-level="2"><text:span text:style-name="T8">Slide 4</text:span></text:h>
      <text:p text:style-name="P9"><text:span text:style-name="T9">But how do you do it ?</text:span></text:p>
      <text:p text:style-name="P9"><text:span text:style-name="T9"/></text:p>
      <text:p text:style-name="P9"><text:span text:style-name="T9">Remember that I explained that I get requests, and work on them ?</text:span></text:p>
      <text:p text:style-name="P9"><text:span text:style-name="T9">* For that I need to break things into small tasks that know only specific things.</text:span></text:p>
      <text:p text:style-name="P12"><text:span text:style-name="T12">Most applications try to do everything possible.</text:span></text:p>
      <text:p text:style-name="P12"><text:span text:style-name="T12">You even can remember the Google approach vs your manager approach about UI design.</text:span></text:p>
      <text:p text:style-name="P12"><text:span text:style-name="T9"/></text:p>
      <text:p text:style-name="P10"><text:span text:style-name="T10">* When you do that, you suddenly find out that there are things that you do not really need or require, even though you thought it would be nice to have.</text:span></text:p>
      <text:p text:style-name="P11"><text:span text:style-name="T11">So you just remove a lot of FAT out of things, and make it NTFS … (joke, </text:span><text:span text:style-name="T13">fake audience laughter etc...</text:span><text:span text:style-name="T11">)</text:span></text:p>
      <text:p text:style-name="P11"><text:span text:style-name="T11">Or in other words, you design small process.</text:span></text:p>
      <text:p text:style-name="P11"><text:span text:style-name="T11"/></text:p>
      <text:p text:style-name="P12"><text:span text:style-name="T12">How do we do that ?</text:span></text:p>
      <text:p text:style-name="P12"><text:span text:style-name="T12">Well, <text:s/>start asking yourself some questions.</text:span></text:p>
      <text:p text:style-name="P12"><text:span text:style-name="T12">1. What does the tool actually require to do ?</text:span></text:p>
      <text:p text:style-name="P12"><text:span text:style-name="T12">2. Can something prior to it can do some of the work ?</text:span></text:p>
      <text:p text:style-name="P12"><text:span text:style-name="T12">3. Can something after it can do some of the work ?</text:span></text:p>
      <text:p text:style-name="P12"><text:span text:style-name="T12">4. Can you delegate some of the tasks to others to do ?</text:span></text:p>
      <text:p text:style-name="P12"><text:span text:style-name="T12"><text:line-break/>Only things that remains at your side, are the tasks you need to do.</text:span></text:p>
      <text:p text:style-name="P11"><text:span text:style-name="T11"/></text:p>
      <text:p text:style-name="P12"><text:span text:style-name="T12">* So you might still ask, “but where is the data ?”</text:span></text:p>
      <text:p text:style-name="P12"><text:span text:style-name="T12">Well, it's not about the lack of data, but lack of using a database.</text:span></text:p>
      <text:p text:style-name="P12"><text:span text:style-name="T12"/></text:p>
      <text:p text:style-name="P13"><text:span text:style-name="T14">Think about specific POST or GET request at a web site.</text:span></text:p>
      <text:p text:style-name="P13"><text:span text:style-name="T14">Usually it's for one user, one screen, or one action. It's never about the whole users, the whole tasks etc...</text:span></text:p>
      <text:p text:style-name="P13"><text:span text:style-name="T14"/></text:p>
      <text:p text:style-name="P13"><text:span text:style-name="T14">So imagine that I'll provide the information for a specific task, and that's all your code can do: handle such data.</text:span></text:p>
      <text:p text:style-name="P13"><text:span text:style-name="T14"/></text:p>
      <text:p text:style-name="P13"><text:span text:style-name="T14">When in need, request instructions, or report statuses.</text:span></text:p>
      <text:p text:style-name="P13"><text:span text:style-name="T14">But never try to access everything.</text:span></text:p>
      <text:p text:style-name="P13"><text:span text:style-name="T14"/></text:p>
      <text:p text:style-name="P13"><text:span text:style-name="T14">* </text:span><text:span text:style-name="T15">We must </text:span><text:span text:style-name="T14"><text:s/></text:span><text:span text:style-name="T15">understand the PRO's and CON's of each task, design, and decision we make.</text:span></text:p>
      <text:p text:style-name="P14"><text:span text:style-name="T16">This system makes everything more simplified, but it has few CONS that arriving with it.</text:span></text:p>
      <text:p text:style-name="P14"><text:span text:style-name="T16">For example:</text:span></text:p>
      <text:p text:style-name="P14"><text:span text:style-name="T16"><text:s/>- You can never provide information, </text:span><text:span text:style-name="T17">un</text:span><text:span text:style-name="T16">like someone/</text:span><text:span text:style-name="T17">thing</text:span><text:span text:style-name="T16"> who store statuses and information with databases.</text:span></text:p>
      <text:p text:style-name="P14"><text:span text:style-name="T16"><text:s/>- You must handle errors and not crash on them –</text:span><text:span text:style-name="T17"> If your code crash, you missed something !</text:span></text:p>
      <text:p text:style-name="P14"><text:span text:style-name="T16"><text:s/>- You must create your own protocol (data) on how to do things</text:span></text:p>
      <text:p text:style-name="P14"><text:span text:style-name="T16"><text:s/>- The other side must always understand and check things you report</text:span></text:p>
      <text:p text:style-name="P13"><text:span text:style-name="T14"/></text:p>
      <text:p text:style-name="P13"><text:span text:style-name="T14">* </text:span><text:span text:style-name="T18">We all know what happen to a ring that was supposed to rule them all …</text:span></text:p>
      <text:p text:style-name="P15"><text:span text:style-name="T18">it got a divorce ...</text:span></text:p>
      <text:p text:style-name="P13"><text:soft-page-break/><text:span text:style-name="T14"/></text:p>
      <text:h text:style-name="Heading_20_2" text:outline-level="2"><text:span text:style-name="T19">Slide 5</text:span></text:h>
      <text:p text:style-name="P16"><text:span text:style-name="T19">The could world is not the limit, or the only place to do it …</text:span></text:p>
      <text:p text:style-name="P16"><text:span text:style-name="T19"/></text:p>
      <text:h text:style-name="Heading_20_2" text:outline-level="2"><text:span text:style-name="T19">Slide 6</text:span></text:h>
      <text:p text:style-name="P17"><text:span text:style-name="T20">So why does the idea sounds very familiar some of you might ask, and others already talked about it ?</text:span></text:p>
      <text:p text:style-name="P17"><text:span text:style-name="T20"/></text:p>
      <text:h text:style-name="Heading_20_2" text:outline-level="2"><text:span text:style-name="T20">Slide 7</text:span></text:h>
      <text:p text:style-name="P18"><text:span text:style-name="T21">It has a name (that I learned only a year ago): The actor model.</text:span></text:p>
      <text:p text:style-name="P18"><text:span text:style-name="T21"/></text:p>
      <text:p text:style-name="P18"><text:span text:style-name="T21">At this image you can find Amy Pond – The girl who waited (for the doctor).</text:span></text:p>
      <text:p text:style-name="P18"><text:span text:style-name="T21">Her name is Karen Gillan, and she is also a model …</text:span></text:p>
      <text:p text:style-name="P18"><text:span text:style-name="T21"/></text:p>
      <text:p text:style-name="P19"><text:span text:style-name="T22">Oh, and if you didn't knew that, shame, shame on you !</text:span></text:p>
      <text:p text:style-name="P19"><text:span text:style-name="T22"/></text:p>
      <text:h text:style-name="Heading_20_2" text:outline-level="2"><text:span text:style-name="T22">Slide 8</text:span></text:h>
      <text:p text:style-name="P21"><text:span text:style-name="T24">So what is the actor model ?</text:span></text:p>
      <text:p text:style-name="P21"><text:span text:style-name="T24">I'll go to make some coffee, have a nice reading :)</text:span></text:p>
      <text:p text:style-name="P21"><text:span text:style-name="T24"/></text:p>
      <text:h text:style-name="Heading_20_2" text:outline-level="2"><text:span text:style-name="T24">Slide 9</text:span></text:h>
      <text:p text:style-name="P21"><text:span text:style-name="T24">Just checked to see if you are </text:span><text:span text:style-name="T29">still</text:span><text:span text:style-name="T24"> awake, and follow this lecture.</text:span></text:p>
      <text:p text:style-name="P21"><text:span text:style-name="T24"/></text:p>
      <text:h text:style-name="Heading_20_2" text:outline-level="2"><text:span text:style-name="T25">Slide 10</text:span></text:h>
      <text:p text:style-name="P22"><text:span text:style-name="T26">So what is actor model ?</text:span></text:p>
      <text:p text:style-name="P22"><text:span text:style-name="T26"/></text:p>
      <text:p text:style-name="P24"><text:span text:style-name="T27">Imagine a </text:span><text:span text:style-name="T28">U</text:span><text:span text:style-name="T27">nix system </text:span><text:span text:style-name="T28">(close your eyes, and imagine now)</text:span><text:span text:style-name="T27">. </text:span></text:p>
      <text:p text:style-name="P24"><text:span text:style-name="T28">Y</text:span><text:span text:style-name="T27">ou have applications such as "cat", "sort", "uniq", "head" and "tail".</text:span></text:p>
      <text:p text:style-name="P24"><text:span text:style-name="T27"/></text:p>
      <text:p text:style-name="P23"><text:span text:style-name="T27">Each application does one specific task:</text:span></text:p>
      <text:p text:style-name="P23"><text:span text:style-name="T27"><text:s/>* cat <text:s/>- read an input and output it</text:span></text:p>
      <text:p text:style-name="P23"><text:span text:style-name="T27"><text:s/>* sort - sort input and output the result</text:span></text:p>
      <text:p text:style-name="P23"><text:span text:style-name="T27"><text:s/>* uniq - remove duplicate inputs and output the result</text:span></text:p>
      <text:p text:style-name="P23"><text:span text:style-name="T27"><text:s/>* head - provide X numbers of input lines from start and output them</text:span></text:p>
      <text:p text:style-name="P23"><text:span text:style-name="T27"><text:s/>* tail - procide X numbers of input lines from end and output them</text:span></text:p>
      <text:p text:style-name="P23"><text:span text:style-name="T27"><text:s text:c="95"/></text:span></text:p>
      <text:p text:style-name="P23"><text:span text:style-name="T27">Each such command does one task, but using them all together we can do a lot of </text:span><text:span text:style-name="T30">different</text:span><text:span text:style-name="T27"> tasks.</text:span></text:p>
      <text:p text:style-name="P23"><text:span text:style-name="T27"/></text:p>
      <text:h text:style-name="Heading_20_2" text:outline-level="2"><text:span text:style-name="T31">Slide 11</text:span></text:h>
      <text:p text:style-name="P28"><text:span text:style-name="T31">There was a comedy show named Zeho-Ze at the Israeli T.V. That had a short relief (prior to the commercial days) between scenes because it was live.</text:span></text:p>
      <text:p text:style-name="P28"><text:span text:style-name="T31">One of them was of an accounting office, with a secretary and accountant (named Poptziz as last </text:span><text:soft-page-break/><text:span text:style-name="T31">name). </text:span></text:p>
      <text:p text:style-name="P28"><text:span text:style-name="T31">Every time someone have requested something from the secretary, she always used to say, “It's not for me, it's for Poptziz” </text:span><text:span text:style-name="T32">- The person in the photo.</text:span></text:p>
      <text:p text:style-name="P28"><text:span text:style-name="T31">So same principle here. </text:span></text:p>
      <text:p text:style-name="P25"><text:span text:style-name="T31"/></text:p>
      <text:h text:style-name="Heading_20_2" text:outline-level="2"><text:span text:style-name="T31">Slide 12</text:span></text:h>
      <text:p text:style-name="P26"><text:span text:style-name="T33">To sum it all up:</text:span></text:p>
      <text:p text:style-name="P26"><text:span text:style-name="T33"/></text:p>
      <text:p text:style-name="P26"><text:span text:style-name="T33">This lecture was about a new/old way to think on applications.</text:span></text:p>
      <text:p text:style-name="P26"><text:span text:style-name="T33">* I explained about breaking down a logic</text:span></text:p>
      <text:p text:style-name="P26"><text:span text:style-name="T33">* Explained that the state of mind need to be: One task = One process</text:span></text:p>
      <text:p text:style-name="P26"><text:span text:style-name="T33">* The task does not store the data, but receive it </text:span><text:span text:style-name="T34">(it's your duty to think out how)</text:span></text:p>
      <text:p text:style-name="P26"><text:span text:style-name="T33">* </text:span><text:span text:style-name="T34">The task does only something that I knows how to do (you do not talk about fight club sort of repetition).</text:span></text:p>
      <text:p text:style-name="P26"><text:span text:style-name="T34">* It report success and/or failure instead of dealing with the result</text:span></text:p>
      <text:p text:style-name="P26"><text:span text:style-name="T34">* We call it Actor Model</text:span></text:p>
      <text:p text:style-name="P26"><text:span text:style-name="T34"/></text:p>
      <text:h text:style-name="Heading_20_2" text:outline-level="2"><text:span text:style-name="T35">Slide 13</text:span></text:h>
      <text:p text:style-name="P27"><text:span text:style-name="T35">Questions 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FreeSans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New Sung" style:font-size-asian="10.5pt" style:language-asian="zh" style:country-asian="CN" style:font-name-complex="FreeSan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New Sung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7T21:13:13</meta:creation-date>
    <dc:date>2013-01-27T22:51:07</dc:date>
    <meta:editing-duration>PT1H21M23S</meta:editing-duration>
    <meta:editing-cycles>38</meta:editing-cycles>
    <meta:generator>LibreOffice/3.6$Linux_X86_64 LibreOffice_project/360m1$Build-3</meta:generator>
    <meta:document-statistic meta:table-count="0" meta:image-count="0" meta:object-count="0" meta:page-count="4" meta:paragraph-count="101" meta:word-count="1270" meta:character-count="6661" meta:non-whitespace-character-count="5380"/>
  </office:meta>
</office:document-meta>
</file>